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B0000003CEAA7DCEDDF8F78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5.5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9.9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338cm" fo:min-width="9.977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338cm" fo:min-width="9.9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6.8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795cm" svg:height="1.27cm" svg:x="8.937cm" svg:y="6.08cm">
          <draw:text-box>
            <text:p text:style-name="P1">tournament</text:p>
          </draw:text-box>
        </draw:frame>
        <draw:frame draw:style-name="gr1" draw:text-style-name="P2" draw:layer="layout" svg:width="5.08cm" svg:height="1.27cm" svg:x="8.619cm" svg:y="8.62cm">
          <draw:text-box>
            <text:p text:style-name="P1">Connected user</text:p>
          </draw:text-box>
        </draw:frame>
        <draw:frame draw:style-name="gr1" draw:text-style-name="P2" draw:layer="layout" svg:width="5.08cm" svg:height="1.27cm" svg:x="14.652cm" svg:y="11.16cm">
          <draw:text-box>
            <text:p text:style-name="P1">Alias 4</text:p>
          </draw:text-box>
        </draw:frame>
        <draw:frame draw:style-name="gr1" draw:text-style-name="P2" draw:layer="layout" svg:width="5.08cm" svg:height="1.27cm" svg:x="8.619cm" svg:y="11.16cm">
          <draw:text-box>
            <text:p text:style-name="P1">Alias 3</text:p>
          </draw:text-box>
        </draw:frame>
        <draw:frame draw:style-name="gr1" draw:text-style-name="P2" draw:layer="layout" svg:width="5.08cm" svg:height="1.27cm" svg:x="14.652cm" svg:y="8.62cm">
          <draw:text-box>
            <text:p text:style-name="P1">Alias 2</text:p>
          </draw:text-box>
        </draw:frame>
        <draw:frame draw:style-name="gr2" draw:text-style-name="P1" draw:layer="layout" svg:width="27.699cm" svg:height="2.222cm" svg:x="1.001cm" svg:y="1.635cm">
          <draw:image xlink:href="Pictures/100000010000077B0000003CEAA7DCEDDF8F7871.png" xlink:type="simple" xlink:show="embed" xlink:actuate="onLoad" draw:mime-type="image/png">
            <text:p/>
          </draw:image>
        </draw:frame>
        <draw:custom-shape draw:style-name="gr3" draw:text-style-name="P1" draw:layer="layout" svg:width="6.032cm" svg:height="0.952cm" svg:x="11.477cm" svg:y="14.335cm">
          <text:p text:style-name="P3">Start tournamen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1" draw:layer="layout" svg:width="10.477cm" svg:height="1.588cm" svg:x="8.938cm" svg:y="8.937cm">
          <text:p text:style-name="P3">Click here to start the gam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5" draw:text-style-name="P4" draw:layer="layout" svg:width="14.091cm" svg:height="0.962cm" svg:x="7.546cm" svg:y="8.928cm">
          <draw:text-box>
            <text:p>Pong game between connected user and Alias 2</text:p>
          </draw:text-box>
        </draw:frame>
        <draw:frame draw:style-name="gr5" draw:text-style-name="P4" draw:layer="layout" svg:width="2.758cm" svg:height="0.962cm" svg:x="11.795cm" svg:y="2.905cm">
          <draw:text-box>
            <text:p>Game 1</text:p>
          </draw:text-box>
        </draw:frame>
      </draw:page>
      <draw:page draw:name="page4" draw:style-name="dp1" draw:master-page-name="Default">
        <draw:frame draw:style-name="gr5" draw:text-style-name="P4" draw:layer="layout" svg:width="8.905cm" svg:height="0.962cm" svg:x="10.207cm" svg:y="8.61cm">
          <draw:text-box>
            <text:p>&lt;winner of game 1&gt; WON !!!!!</text:p>
          </draw:text-box>
        </draw:frame>
      </draw:page>
      <draw:page draw:name="page5" draw:style-name="dp1" draw:master-page-name="Default">
        <draw:custom-shape draw:style-name="gr6" draw:text-style-name="P3" draw:layer="layout" svg:width="10.477cm" svg:height="1.588cm" svg:x="8.938cm" svg:y="8.937cm">
          <text:p text:style-name="P3">Click here to start the gam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5" draw:text-style-name="P4" draw:layer="layout" svg:width="11.623cm" svg:height="0.962cm" svg:x="7.546cm" svg:y="8.928cm">
          <draw:text-box>
            <text:p>Pong game between Alias 3 and Alias 4</text:p>
          </draw:text-box>
        </draw:frame>
        <draw:frame draw:style-name="gr5" draw:text-style-name="P4" draw:layer="layout" svg:width="2.758cm" svg:height="0.962cm" svg:x="10.813cm" svg:y="4.175cm">
          <draw:text-box>
            <text:p>Game 2</text:p>
          </draw:text-box>
        </draw:frame>
      </draw:page>
      <draw:page draw:name="page7" draw:style-name="dp1" draw:master-page-name="Default">
        <draw:frame draw:style-name="gr5" draw:text-style-name="P4" draw:layer="layout" svg:width="8.905cm" svg:height="0.962cm" svg:x="10.207cm" svg:y="8.61cm">
          <draw:text-box>
            <text:p>&lt;winner of game 2&gt; WON !!!!!</text:p>
          </draw:text-box>
        </draw:frame>
      </draw:page>
      <draw:page draw:name="page8" draw:style-name="dp1" draw:master-page-name="Default">
        <draw:custom-shape draw:style-name="gr7" draw:text-style-name="P3" draw:layer="layout" svg:width="10.477cm" svg:height="1.588cm" svg:x="8.938cm" svg:y="8.937cm">
          <text:p text:style-name="P3">Click here to start the game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5" draw:text-style-name="P4" draw:layer="layout" svg:width="17.617cm" svg:height="0.962cm" svg:x="7.546cm" svg:y="8.928cm">
          <draw:text-box>
            <text:p>Pong game between winner of game 1 and winner of game 2</text:p>
          </draw:text-box>
        </draw:frame>
        <draw:frame draw:style-name="gr5" draw:text-style-name="P4" draw:layer="layout" svg:width="2.013cm" svg:height="0.962cm" svg:x="13.065cm" svg:y="3.222cm">
          <draw:text-box>
            <text:p>finale</text:p>
          </draw:text-box>
        </draw:frame>
      </draw:page>
      <draw:page draw:name="page10" draw:style-name="dp1" draw:master-page-name="Default">
        <draw:frame draw:style-name="gr5" draw:text-style-name="P4" draw:layer="layout" svg:width="8.304cm" svg:height="0.962cm" svg:x="10.207cm" svg:y="8.61cm">
          <draw:text-box>
            <text:p>&lt;winner of finale&gt; WON !!!!!</text:p>
          </draw:text-box>
        </draw:frame>
      </draw:page>
      <draw:page draw:name="page11" draw:style-name="dp1" draw:master-page-name="Default">
        <draw:frame draw:style-name="gr5" draw:text-style-name="P4" draw:layer="layout" svg:width="2.051cm" svg:height="0.962cm" svg:x="10.379cm" svg:y="5.944cm">
          <draw:text-box>
            <text:p>result</text:p>
          </draw:text-box>
        </draw:frame>
        <draw:frame draw:style-name="gr5" draw:text-style-name="P4" draw:layer="layout" svg:width="9.947cm" svg:height="2.384cm" svg:x="8.937cm" svg:y="9.572cm">
          <draw:text-box>
            <text:p>1. Winner of finale</text:p>
            <text:p>2. looser of finale</text:p>
            <text:p>3. ex equo, loser of game 1 and 2</text:p>
          </draw:text-box>
        </draw:frame>
        <draw:frame draw:style-name="gr2" draw:text-style-name="P1" draw:layer="layout" svg:width="27.699cm" svg:height="2.222cm" svg:x="1.001cm" svg:y="0.683cm">
          <draw:image xlink:href="Pictures/100000010000077B0000003CEAA7DCEDDF8F7871.png" xlink:type="simple" xlink:show="embed" xlink:actuate="onLoad" draw:mime-type="image/png">
            <text:p/>
          </draw:image>
        </draw:frame>
        <draw:custom-shape draw:style-name="gr8" draw:text-style-name="P1" draw:layer="layout" svg:width="7.303cm" svg:height="1.587cm" svg:x="11.16cm" svg:y="14.017cm">
          <text:p text:style-name="P1">Play a new tournam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7T17:28:44.094833043</meta:creation-date>
    <dc:date>2025-04-17T18:06:37.111109981</dc:date>
    <meta:editing-duration>PT4M</meta:editing-duration>
    <meta:editing-cycles>1</meta:editing-cycles>
    <meta:document-statistic meta:object-count="23"/>
    <meta:generator>LibreOffice/7.3.7.2$Linux_X86_64 LibreOffice_project/30$Build-2</meta:generator>
  </office:meta>
</office:document-meta>
</file>